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IDAD</text:p>
      <text:p text:style-name="Standard"/>
      <text:p text:style-name="Standard">PROYECTO(<text:span text:style-name="T1">codigo</text:span>, nombre, acronimo, presupuesto, prog_I+D, fecha_i, Fecha_f, Descripcion)</text:p>
      <text:p text:style-name="Standard"/>
      <text:p text:style-name="Standard">PUBLICACION(<text:span text:style-name="T1">numero</text:span>, titulo, codigo_proyecto)</text:p>
      <text:p text:style-name="Standard"><text:tab/>On codigo_proyecto fa referencia PROYECTO(codigo)</text:p>
      <text:p text:style-name="Standard">REVISTA(nombre, editorial, volumen, pag_i, pag_f, numero, numero_rev)</text:p>
      <text:p text:style-name="Standard"><text:tab/>On numero_rev fa referencia PUBLICACION(numero)</text:p>
      <text:p text:style-name="Standard">CONGRESO(editorial, pais, lugar, fecha_i, fecha_f, tipo, nombre, numero_con)</text:p>
      <text:p text:style-name="Standard"><text:tab/>On numero_con fa referencia PUBLICACION(numero)</text:p>
      <text:p text:style-name="Standard">FECHA(<text:span text:style-name="T1">fecha_i</text:span>, <text:span text:style-name="T1">fecha_f )</text:span></text:p>
      <text:p text:style-name="Standard">PROFESOR(<text:span text:style-name="T1">codigo</text:span>, nombre, apellidos, despacho)</text:p>
      <text:p text:style-name="Standard"/>
      <text:p text:style-name="Standard">DOCTOR(dni, codigo_profesor)</text:p>
      <text:p text:style-name="Standard"><text:tab/>On codigo_profesor fa referencia profesor(codigo)</text:p>
      <text:p text:style-name="Standard">NO DOCTOR(codigo_profesor, dni_doctor)</text:p>
      <text:p text:style-name="Standard"><text:tab/>On codigo_profesor fa referencia profesor(codigo)</text:p>
      <text:p text:style-name="Standard"><text:tab/></text:p>
      <text:p text:style-name="Standard">LINEA INV(<text:span text:style-name="T1">codigo</text:span>, nombre, descriptores)</text:p>
      <text:p text:style-name="Standard"/>
      <text:p text:style-name="Standard">TABLA</text:p>
      <text:p text:style-name="Standard">TRABAJA(dni_doctor, <text:span text:style-name="T1">codigo_proyecto, fecha_i, fecha_f, dni_profesor</text:span>)</text:p>
      <text:p text:style-name="Standard"><text:tab/>on dni doctor fa referencia doctor(dni)</text:p>
      <text:p text:style-name="Standard"><text:tab/>on codigo_proyecto fa referencia proyecto(codigo)</text:p>
      <text:p text:style-name="Standard"><text:tab/>on fecha_i fa referencia fecha(fecha_i)</text:p>
      <text:p text:style-name="Standard"><text:tab/>on fecha_f fa referencia fecha(fecha_f)</text:p>
      <text:p text:style-name="Standard"><text:tab/>on dni_profesor fa referencia profesor(dni)</text:p>
      <text:p text:style-name="Standard"/>
      <text:p text:style-name="Standard">SUPERVISA(<text:span text:style-name="T1">dni_nodoctor</text:span>, <text:span text:style-name="T1">fecha_i, fecha_f</text:span>, doctor)</text:p>
      <text:p text:style-name="Standard">on dni nodoctor fa referencia NO DOCTOR(DNI)</text:p>
      <text:p text:style-name="Standard">on fecha i fa referencia FECHA (fecha_i)</text:p>
      <text:p text:style-name="Standard">on fecha_f fa referencia fecha(fecha_f)</text:p>
      <text:p text:style-name="Standard"/>
      <text:p text:style-name="Standard">ASOCIADO(<text:span text:style-name="T1">codigo_profesor</text:span>, <text:span text:style-name="T1">lineainv_codigo</text:span>)</text:p>
      <text:p text:style-name="Standard">on codigo_profesor fa referencia profesor(codigo)</text:p>
      <text:p text:style-name="Standard">on lineainv_codigo fa referencia LINEA INV (codigo)</text:p>
      <text:p text:style-name="Standard"/>
      <text:p text:style-name="Standard">ESCRITO(<text:span text:style-name="T1">numero_publicacion</text:span>, <text:span text:style-name="T1">codigo_profesor,</text:span> lineainv_codigo)</text:p>
      <text:p text:style-name="Standard">on numero_publicacion fa referencia publicacion(codigo)</text:p>
      <text:p text:style-name="Standard">on codigo profesor fa referencia profesor(codigo)</text:p>
      <text:p text:style-name="Standard">on lineainv_codigo fa referencia LINEA INV (codigo)</text:p>
      <text:p text:style-name="Standard"/>
      <text:p text:style-name="Standard">ABARCA(<text:span text:style-name="T1">codigo_proyecto</text:span>, <text:span text:style-name="T1">lineainv_codigo</text:span>)</text:p>
      <text:p text:style-name="Standard">on codigo_proyecto fa referencia proyecto(codigo)</text:p>
      <text:p text:style-name="Standard">on lineainv _codigo fa referencia linea inv (codigo)</text:p>
      <text:p text:style-name="Standard"/>
      <text:p text:style-name="Standard">CUBRE(<text:span text:style-name="T1">numero_publicacion</text:span>,<text:span text:style-name="T1"> lineainv_codigo)</text:span></text:p>
      <text:p text:style-name="Standard">on lineainv_codigo fa referencia LINEA INV (codigo)</text:p>
      <text:p text:style-name="Standard">on numero_publicacion fa referencia PUBLICACION(numero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6T09:08:17.34</meta:creation-date>
    <meta:document-statistic meta:table-count="0" meta:image-count="0" meta:object-count="0" meta:page-count="1" meta:paragraph-count="40" meta:word-count="187" meta:character-count="1811"/>
    <dc:date>2021-10-26T09:54:22.77</dc:date>
    <meta:editing-duration>PT6S</meta:editing-duration>
    <meta:editing-cycles>1</meta:editing-cycles>
    <meta:generator>OpenOffice/4.1.10$Win32 OpenOffice.org_project/4110m2$Build-9807</meta:generator>
  </office:meta>
</office:document-meta>
</file>